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5pt" fo:language="nb" fo:country="NO" fo:font-weight="bold" officeooo:rsid="00160394" officeooo:paragraph-rsid="00160394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5983b0" loext:opacity="100%" fo:language="nb" fo:country="NO" fo:font-weight="bold" officeooo:rsid="00160394" officeooo:paragraph-rsid="00160394" style:font-weight-asian="bold" style:font-weight-complex="bold"/>
    </style:style>
    <style:style style:name="P3" style:family="paragraph" style:parent-style-name="Standard">
      <style:text-properties fo:color="#000000" loext:opacity="100%" fo:language="nb" fo:country="NO" fo:font-weight="normal" officeooo:rsid="00160394" officeooo:paragraph-rsid="00160394" style:font-weight-asian="normal" style:font-weight-complex="normal"/>
    </style:style>
    <style:style style:name="P4" style:family="paragraph">
      <loext:graphic-properties draw:fill-color="#ff4000"/>
      <style:paragraph-properties fo:text-align="center"/>
    </style:style>
    <style:style style:name="gr1" style:family="graphic">
      <style:graphic-properties draw:stroke="solid" draw:stroke-dash="Dot" svg:stroke-width="0.0098in" svg:stroke-color="#55308d" draw:marker-start-width="0.1535in" draw:marker-end-width="0.1535in" svg:stroke-linecap="butt" draw:fill-color="#ff4000" draw:textarea-horizontal-align="center" draw:textarea-vertical-align="middle" fo:padding-top="0.0047in" fo:padding-bottom="0.0047in" fo:padding-left="0.0047in" fo:padding-right="0.0047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pgave n</text:p>
      <text:p text:style-name="P3">Tex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 Black" fo:font-size="15pt" fo:language="nb" fo:country="NO" fo:font-weight="bold" officeooo:rsid="00160394" officeooo:paragraph-rsid="00160394" style:font-size-asian="15pt" style:font-weight-asian="bold" style:font-size-complex="15pt" style:font-weight-complex="bold"/>
    </style:style>
    <style:style style:name="MP2" style:family="paragraph">
      <loext:graphic-properties draw:fill-color="#ff4000"/>
      <style:paragraph-properties fo:text-align="center"/>
    </style:style>
    <style:style style:name="Mgr1" style:family="graphic">
      <style:graphic-properties draw:stroke="solid" draw:stroke-dash="Dot" svg:stroke-width="0.0098in" svg:stroke-color="#55308d" draw:marker-start-width="0.1535in" draw:marker-end-width="0.1535in" svg:stroke-linecap="butt" draw:fill-color="#ff4000" draw:textarea-horizontal-align="center" draw:textarea-vertical-align="middle" fo:padding-top="0.0047in" fo:padding-bottom="0.0047in" fo:padding-left="0.0047in" fo:padding-right="0.0047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1" draw:name="Horizontal line 1" draw:style-name="Mgr1" draw:text-style-name="MP2" svg:x1="-0.8217in" svg:y1="0.3098in" svg:x2="7.6728in" svg:y2="0.3098in"><text:p/></draw:line>Fysikk 2, Eksamen Vår 2024 <text:tab/><text:tab/><text:tab/><text:tab/> <text:s/>Løsningsforslag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6:30:51.296000000</meta:creation-date>
    <meta:print-date>2024-05-22T16:39:21.807000000</meta:print-date>
    <meta:printed-by>PDF files</meta:printed-by>
    <dc:date>2024-05-22T16:40:16.148000000</dc:date>
    <meta:editing-duration>PT54S</meta:editing-duration>
    <meta:editing-cycles>1</meta:editing-cycles>
    <meta:document-statistic meta:table-count="0" meta:image-count="0" meta:object-count="0" meta:page-count="2" meta:paragraph-count="3" meta:word-count="9" meta:character-count="61" meta:non-whitespace-character-count="49"/>
    <meta:generator>LibreOffice/7.6.4.1$Windows_X86_64 LibreOffice_project/e19e193f88cd6c0525a17fb7a176ed8e6a3e2aa1</meta:generator>
  </office:meta>
</office:document-meta>
</file>